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Arial" svg:font-family="Arial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size-asian="10.5pt" style:font-weight-asian="bold" style:font-weight-complex="bold"/>
    </style:style>
    <style:style style:name="P3" style:family="paragraph" style:parent-style-name="Standard">
      <style:text-properties style:font-name="Arial" fo:font-weight="bold" officeooo:rsid="001878fa" officeooo:paragraph-rsid="001878fa" style:font-size-asian="10.5pt" style:font-weight-asian="bold" style:font-weight-complex="bold"/>
    </style:style>
    <style:style style:name="P4" style:family="paragraph" style:parent-style-name="Standard">
      <style:text-properties style:font-name="Arial" fo:font-weight="bold" officeooo:rsid="002032c8" officeooo:paragraph-rsid="002032c8" style:font-size-asian="10.5pt" style:font-weight-asian="bold" style:font-weight-complex="bold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font-size-asian="10.5pt"/>
    </style:style>
    <style:style style:name="P7" style:family="paragraph" style:parent-style-name="Standard">
      <style:text-properties style:font-name="Arial" officeooo:rsid="001878fa" officeooo:paragraph-rsid="001878fa" style:font-size-asian="10.5pt"/>
    </style:style>
    <style:style style:name="P8" style:family="paragraph" style:parent-style-name="Standard">
      <style:text-properties style:font-name="Arial" officeooo:rsid="001878fa" officeooo:paragraph-rsid="0028393f" style:font-size-asian="10.5pt"/>
    </style:style>
    <style:style style:name="P9" style:family="paragraph" style:parent-style-name="Standard">
      <style:text-properties style:font-name="Arial" officeooo:rsid="001acf11" officeooo:paragraph-rsid="001acf11" style:font-size-asian="10.5pt"/>
    </style:style>
    <style:style style:name="P10" style:family="paragraph" style:parent-style-name="Standard">
      <style:text-properties style:font-name="Arial" officeooo:rsid="001acf11" officeooo:paragraph-rsid="002aec2d" style:font-size-asian="10.5pt"/>
    </style:style>
    <style:style style:name="P11" style:family="paragraph" style:parent-style-name="Standard">
      <style:text-properties style:font-name="Arial" officeooo:rsid="001c658f" officeooo:paragraph-rsid="001c658f" style:font-size-asian="10.5pt"/>
    </style:style>
    <style:style style:name="P12" style:family="paragraph" style:parent-style-name="Standard">
      <style:text-properties style:font-name="Arial" officeooo:rsid="001ebb90" officeooo:paragraph-rsid="001ebb90" style:font-size-asian="10.5pt"/>
    </style:style>
    <style:style style:name="P13" style:family="paragraph" style:parent-style-name="Standard">
      <style:text-properties style:font-name="Arial" officeooo:rsid="001ebb90" officeooo:paragraph-rsid="003571b3" style:font-size-asian="10.5pt"/>
    </style:style>
    <style:style style:name="P14" style:family="paragraph" style:parent-style-name="Standard">
      <style:text-properties style:font-name="Arial" officeooo:rsid="002032c8" officeooo:paragraph-rsid="002032c8" style:font-size-asian="10.5pt"/>
    </style:style>
    <style:style style:name="P15" style:family="paragraph" style:parent-style-name="Standard">
      <style:text-properties style:font-name="Arial" officeooo:rsid="0021e11b" officeooo:paragraph-rsid="0021e11b" style:font-size-asian="10.5pt"/>
    </style:style>
    <style:style style:name="P16" style:family="paragraph" style:parent-style-name="Standard">
      <style:text-properties style:font-name="Arial" officeooo:rsid="0021e11b" officeooo:paragraph-rsid="002c106d" style:font-size-asian="10.5pt"/>
    </style:style>
    <style:style style:name="P17" style:family="paragraph" style:parent-style-name="Standard">
      <style:text-properties style:font-name="Arial" officeooo:rsid="0021e877" officeooo:paragraph-rsid="0021e877" style:font-size-asian="10.5pt"/>
    </style:style>
    <style:style style:name="P18" style:family="paragraph" style:parent-style-name="Standard">
      <style:text-properties style:font-name="Arial" officeooo:rsid="0022a94f" officeooo:paragraph-rsid="0022a94f" style:font-size-asian="10.5pt"/>
    </style:style>
    <style:style style:name="P19" style:family="paragraph" style:parent-style-name="Standard">
      <style:text-properties style:font-name="Arial" officeooo:rsid="00242b87" officeooo:paragraph-rsid="00242b87" style:font-size-asian="10.5pt"/>
    </style:style>
    <style:style style:name="P20" style:family="paragraph" style:parent-style-name="Standard">
      <style:text-properties style:font-name="Arial" officeooo:rsid="00242b87" officeooo:paragraph-rsid="00369e0d" style:font-size-asian="10.5pt"/>
    </style:style>
    <style:style style:name="P21" style:family="paragraph" style:parent-style-name="Standard">
      <style:text-properties style:font-name="Arial" officeooo:paragraph-rsid="001878fa" style:font-size-asian="10.5pt"/>
    </style:style>
    <style:style style:name="P22" style:family="paragraph" style:parent-style-name="Standard">
      <style:text-properties style:font-name="Arial" officeooo:rsid="00109d99" officeooo:paragraph-rsid="0028393f" style:font-size-asian="10.5pt"/>
    </style:style>
    <style:style style:name="P23" style:family="paragraph" style:parent-style-name="Standard">
      <style:text-properties style:font-name="Arial" officeooo:rsid="002aec2d" officeooo:paragraph-rsid="002aec2d" style:font-size-asian="10.5pt"/>
    </style:style>
    <style:style style:name="P24" style:family="paragraph" style:parent-style-name="Standard">
      <style:text-properties style:font-name="Arial" officeooo:rsid="002c106d" officeooo:paragraph-rsid="002c106d" style:font-size-asian="10.5pt"/>
    </style:style>
    <style:style style:name="P25" style:family="paragraph" style:parent-style-name="Standard">
      <style:text-properties style:font-name="Arial" officeooo:paragraph-rsid="002c106d" style:font-size-asian="10.5pt"/>
    </style:style>
    <style:style style:name="P26" style:family="paragraph" style:parent-style-name="Standard">
      <style:text-properties style:font-name="Arial" officeooo:paragraph-rsid="0033232c" style:font-size-asian="10.5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Arial" officeooo:rsid="001878fa" officeooo:paragraph-rsid="001878fa"/>
    </style:style>
    <style:style style:name="P30" style:family="paragraph" style:parent-style-name="Standard">
      <style:text-properties style:font-name="Arial" officeooo:paragraph-rsid="0028393f"/>
    </style:style>
    <style:style style:name="P31" style:family="paragraph" style:parent-style-name="Standard">
      <style:text-properties style:font-name="Arial" fo:font-size="9pt" officeooo:rsid="0019d827" officeooo:paragraph-rsid="002949de" style:font-size-asian="9pt" style:font-size-complex="9pt"/>
    </style:style>
    <style:style style:name="P32" style:family="paragraph" style:parent-style-name="Standard">
      <style:text-properties style:font-name="Arial1" fo:language="en" fo:country="US" officeooo:rsid="0028d1d2" officeooo:paragraph-rsid="002fddd3" style:font-size-asian="10.5pt"/>
    </style:style>
    <style:style style:name="P33" style:family="paragraph" style:parent-style-name="Standard">
      <style:text-properties style:font-name="Arial1" fo:language="en" fo:country="US" officeooo:rsid="001f3519" officeooo:paragraph-rsid="002fddd3"/>
    </style:style>
    <style:style style:name="P34" style:family="paragraph" style:parent-style-name="Standard">
      <style:text-properties style:font-name="Arial1" fo:language="en" fo:country="US" officeooo:rsid="008228e2" officeooo:paragraph-rsid="0039f839"/>
    </style:style>
    <style:style style:name="P35" style:family="paragraph" style:parent-style-name="Standard">
      <style:text-properties style:font-name="Arial1" fo:language="en" fo:country="US" officeooo:rsid="008086c9" officeooo:paragraph-rsid="0039f839"/>
    </style:style>
    <style:style style:name="P36" style:family="paragraph" style:parent-style-name="Standard">
      <style:paragraph-properties fo:break-before="page"/>
      <style:text-properties style:font-name="Arial" fo:font-weight="bold" officeooo:paragraph-rsid="0028393f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Arial" fo:font-weight="bold" officeooo:rsid="001acf11" officeooo:paragraph-rsid="001acf11" style:font-size-asian="10.5pt" style:font-weight-asian="bold" style:font-weight-complex="bold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text-properties style:font-name="Arial" officeooo:rsid="001878fa" officeooo:paragraph-rsid="0033232c" style:font-size-asian="10.5pt"/>
    </style:style>
    <style:style style:name="P40" style:family="paragraph" style:parent-style-name="Standard">
      <style:text-properties style:font-name="Arial" officeooo:rsid="002aec2d" officeooo:paragraph-rsid="002aec2d" style:font-size-asian="10.5pt"/>
    </style:style>
    <style:style style:name="P41" style:family="paragraph" style:parent-style-name="Standard">
      <style:text-properties style:font-name="Arial" officeooo:rsid="001c658f" officeooo:paragraph-rsid="003c6d98" style:font-size-asian="10.5pt"/>
    </style:style>
    <style:style style:name="P42" style:family="paragraph" style:parent-style-name="Standard">
      <style:text-properties style:font-name="Arial" officeooo:rsid="001ebb90" officeooo:paragraph-rsid="003c85ec" style:font-size-asian="10.5pt"/>
    </style:style>
    <style:style style:name="P43" style:family="paragraph" style:parent-style-name="Standard">
      <style:text-properties style:font-name="Arial" officeooo:rsid="0021e11b" officeooo:paragraph-rsid="002c106d" style:font-size-asian="10.5pt"/>
    </style:style>
    <style:style style:name="P44" style:family="paragraph" style:parent-style-name="Standard">
      <style:text-properties style:font-name="Arial" officeooo:rsid="0021e11b" officeooo:paragraph-rsid="003e77d7" style:font-size-asian="10.5pt"/>
    </style:style>
    <style:style style:name="P45" style:family="paragraph" style:parent-style-name="Standard">
      <style:text-properties style:font-name="Arial" officeooo:rsid="0021e11b" officeooo:paragraph-rsid="003f2c98" style:font-size-asian="10.5pt"/>
    </style:style>
    <style:style style:name="P46" style:family="paragraph" style:parent-style-name="Standard">
      <style:text-properties style:font-name="Arial" officeooo:rsid="003c85ec" officeooo:paragraph-rsid="003c85ec" style:font-size-asian="10.5pt"/>
    </style:style>
    <style:style style:name="P47" style:family="paragraph" style:parent-style-name="Standard">
      <style:text-properties style:font-name="Arial" officeooo:rsid="003e77d7" officeooo:paragraph-rsid="003e77d7" style:font-size-asian="10.5pt"/>
    </style:style>
    <style:style style:name="P48" style:family="paragraph" style:parent-style-name="Standard">
      <style:text-properties style:font-name="Arial" officeooo:rsid="003f2c98" officeooo:paragraph-rsid="003f2c98" style:font-size-asian="10.5pt"/>
    </style:style>
    <style:style style:name="P49" style:family="paragraph" style:parent-style-name="Standard">
      <style:text-properties style:font-name="Arial" officeooo:rsid="00403248" officeooo:paragraph-rsid="00403248" style:font-size-asian="10.5pt"/>
    </style:style>
    <style:style style:name="P50" style:family="paragraph" style:parent-style-name="Standard">
      <style:text-properties style:font-name="Arial" officeooo:rsid="0021e877" officeooo:paragraph-rsid="0021e11b" style:font-size-asian="10.5pt"/>
    </style:style>
    <style:style style:name="P51" style:family="paragraph" style:parent-style-name="Standard">
      <style:text-properties style:font-name="Arial" officeooo:rsid="0021e877" officeooo:paragraph-rsid="0021e877" style:font-size-asian="10.5pt"/>
    </style:style>
    <style:style style:name="P52" style:family="paragraph" style:parent-style-name="Standard">
      <style:text-properties style:font-name="Arial" officeooo:rsid="004204d7" officeooo:paragraph-rsid="004204d7" style:font-size-asian="10.5pt"/>
    </style:style>
    <style:style style:name="P53" style:family="paragraph" style:parent-style-name="Standard">
      <style:text-properties style:font-name="Arial" officeooo:rsid="004204d7" officeooo:paragraph-rsid="0042fcef" style:font-size-asian="10.5pt"/>
    </style:style>
    <style:style style:name="P54" style:family="paragraph" style:parent-style-name="Standard">
      <style:text-properties style:font-name="Arial" officeooo:rsid="0042fcef" officeooo:paragraph-rsid="0042fcef" style:font-size-asian="10.5pt"/>
    </style:style>
    <style:style style:name="P55" style:family="paragraph" style:parent-style-name="Standard">
      <style:text-properties style:font-name="Arial" officeooo:rsid="0033d5ad" officeooo:paragraph-rsid="003b59dd"/>
    </style:style>
    <style:style style:name="P56" style:family="paragraph" style:parent-style-name="Standard">
      <style:text-properties style:font-name="Arial" officeooo:paragraph-rsid="003b59dd"/>
    </style:style>
    <style:style style:name="P57" style:family="paragraph" style:parent-style-name="Standard">
      <style:text-properties style:font-name="Arial" fo:font-weight="bold" officeooo:rsid="0036cc41" officeooo:paragraph-rsid="0036cc41" style:font-size-asian="10.5pt" style:font-weight-asian="bold" style:font-weight-complex="bold"/>
    </style:style>
    <style:style style:name="P58" style:family="paragraph" style:parent-style-name="Standard">
      <style:text-properties style:font-name="Arial1" fo:language="en" fo:country="US" fo:font-weight="bold" officeooo:rsid="001f3519" officeooo:paragraph-rsid="002fddd3" style:font-weight-asian="bold" style:font-weight-complex="bold"/>
    </style:style>
    <style:style style:name="P59" style:family="paragraph" style:parent-style-name="Standard">
      <style:text-properties style:font-name="Arial1" fo:language="en" fo:country="US" officeooo:rsid="008228e2" officeooo:paragraph-rsid="0039f839"/>
    </style:style>
    <style:style style:name="P60" style:family="paragraph" style:parent-style-name="Standard">
      <style:paragraph-properties fo:break-before="page"/>
      <style:text-properties style:font-name="Arial" fo:font-weight="bold" officeooo:rsid="0036cc41" officeooo:paragraph-rsid="0036cc41" style:font-size-asian="10.5pt" style:font-weight-asian="bold" style:font-weight-complex="bold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style:paragraph-properties fo:text-align="center"/>
    </style:style>
    <style:style style:name="P63" style:family="paragraph">
      <loext:graphic-properties draw:fill-color="#ccffff"/>
      <style:paragraph-properties fo:text-align="center"/>
    </style:style>
    <style:style style:name="P64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65" style:family="paragraph">
      <loext:graphic-properties draw:fill-color="#ffff99"/>
      <style:paragraph-properties fo:text-align="center"/>
    </style:style>
    <style:style style:name="P6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7" style:family="paragraph">
      <loext:graphic-properties draw:fill-color="#669966"/>
      <style:paragraph-properties fo:text-align="center"/>
    </style:style>
    <style:style style:name="P68" style:family="paragraph">
      <loext:graphic-properties draw:fill-color="#ff0000"/>
      <style:paragraph-properties fo:text-align="center"/>
    </style:style>
    <style:style style:name="P69" style:family="paragraph">
      <loext:graphic-properties draw:fill="none" draw:fill-color="#ffffff"/>
    </style:style>
    <style:style style:name="P70" style:family="paragraph">
      <loext:graphic-properties draw:fill-color="#ff0000"/>
      <style:paragraph-properties fo:text-align="center"/>
      <style:text-properties fo:font-size="12pt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style:paragraph-properties fo:text-align="center"/>
      <style:text-properties style:font-name="Arial" fo:font-size="12pt" style:font-name-complex="Arial"/>
    </style:style>
    <style:style style:name="P73" style:family="paragraph">
      <loext:graphic-properties draw:fill="solid" draw:fill-color="#ffffff"/>
      <style:paragraph-properties fo:text-align="center"/>
      <style:text-properties style:font-name="Arial" fo:font-size="12pt" style:font-name-complex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78fa"/>
    </style:style>
    <style:style style:name="T3" style:family="text">
      <style:text-properties officeooo:rsid="001acf11"/>
    </style:style>
    <style:style style:name="T4" style:family="text">
      <style:text-properties officeooo:rsid="00253777"/>
    </style:style>
    <style:style style:name="T5" style:family="text">
      <style:text-properties officeooo:rsid="002548d1"/>
    </style:style>
    <style:style style:name="T6" style:family="text">
      <style:text-properties officeooo:rsid="0028393f"/>
    </style:style>
    <style:style style:name="T7" style:family="text">
      <style:text-properties officeooo:rsid="002c9d3a"/>
    </style:style>
    <style:style style:name="T8" style:family="text">
      <style:text-properties officeooo:rsid="0033d5ad"/>
    </style:style>
    <style:style style:name="T9" style:family="text">
      <style:text-properties officeooo:rsid="003571b3"/>
    </style:style>
    <style:style style:name="T10" style:family="text">
      <style:text-properties officeooo:rsid="00369e0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46056" style:font-weight-asian="normal" style:font-weight-complex="normal"/>
    </style:style>
    <style:style style:name="T13" style:family="text">
      <style:text-properties officeooo:rsid="00385534"/>
    </style:style>
    <style:style style:name="T14" style:family="text">
      <style:text-properties officeooo:rsid="00827e54"/>
    </style:style>
    <style:style style:name="T15" style:family="text">
      <style:text-properties officeooo:rsid="0029fd22"/>
    </style:style>
    <style:style style:name="T16" style:family="text">
      <style:text-properties officeooo:rsid="003b59dd"/>
    </style:style>
    <style:style style:name="T17" style:family="text">
      <style:text-properties officeooo:rsid="003c6d98"/>
    </style:style>
    <style:style style:name="T18" style:family="text">
      <style:text-properties officeooo:rsid="003c85ec"/>
    </style:style>
    <style:style style:name="T19" style:family="text">
      <style:text-properties officeooo:rsid="003e77d7"/>
    </style:style>
    <style:style style:name="T20" style:family="text">
      <style:text-properties officeooo:rsid="003f2c98"/>
    </style:style>
    <style:style style:name="T21" style:family="text">
      <style:text-properties officeooo:rsid="00403248"/>
    </style:style>
    <style:style style:name="T22" style:family="text">
      <style:text-properties officeooo:rsid="0042fce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Arial" fo:font-size="12pt" style:font-name-complex="Arial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80" draw:fill-color="#cc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6699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ff99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draw:fill-color="#ff0000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517cm" style:run-through="foreground"/>
    </style:style>
    <style:style style:name="gr15" style:family="graphic">
      <style:graphic-properties svg:stroke-color="#ffffff" draw:stroke-linejoin="none" draw:fill="solid" draw:fill-color="#ffffff" draw:textarea-horizontal-align="justify" draw:textarea-vertical-align="middle" draw:auto-grow-height="false" fo:min-height="0.82cm" fo:min-width="0.84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PSC 223<text:span text:style-name="T6">N</text:span> <text:s/>Assignment <text:span text:style-name="T8">4</text:span></text:p>
      <text:p text:style-name="P28">Ricochet Ball</text:p>
      <text:p text:style-name="P6"/>
      <text:p text:style-name="P2">Introduction</text:p>
      <text:p text:style-name="P6"/>
      <text:p text:style-name="P39">The goal for the semester is to provide <text:span text:style-name="T16">you</text:span> a basic foundation in programming graphic output. <text:s/><text:span text:style-name="T16">This assignment extends your animation stills began developing in previous programming asssignment.</text:span></text:p>
      <text:p text:style-name="P26"/>
      <text:p text:style-name="P6"/>
      <text:p text:style-name="P2">Background</text:p>
      <text:p text:style-name="P6"/>
      <text:p text:style-name="P6">Think of your graphic area as the top of a billiard table. <text:s/>When the cue ball hits the edge of the table it ricochets off the edge and continues traveling in another direction. <text:s/>In a real billiards game friction will make the ball eventually stop moving or perhaps the ball falls into a pocket, and then it has obviously stopped moving. <text:s/>In <text:span text:style-name="T2">this a</text:span>ssignment <text:span text:style-name="T8">4</text:span> we assume there are no side pockets and no friction. <text:s/>Here the ball keeps moving forever <text:span text:style-name="T4">at the same constant speed</text:span>: well, actually it moves until you click on the <text:span text:style-name="T4">new</text:span> button or the exit button.</text:p>
      <text:p text:style-name="P6"/>
      <text:p text:style-name="P6"/>
      <text:p text:style-name="P5">What you will <text:span text:style-name="T6">experience</text:span> in this homework</text:p>
      <text:p text:style-name="P1"/>
      <text:p text:style-name="P1">1. <text:s/><text:span text:style-name="T6">A better understanding of how refresh rate and motion rate are different.</text:span></text:p>
      <text:p text:style-name="P1"/>
      <text:p text:style-name="P55">2. <text:s/>A better understanding <text:span text:style-name="T16">of the relationship among three quantities:</text:span></text:p>
      <text:p text:style-name="P55"><text:tab/><text:span text:style-name="T16">ball speed (pix/second)</text:span></text:p>
      <text:p text:style-name="P55"><text:tab/><text:span text:style-name="T16">ball speed (pix/tic)</text:span></text:p>
      <text:p text:style-name="P55"><text:tab/><text:span text:style-name="T16">animation clock speed (tics per second.</text:span></text:p>
      <text:p text:style-name="P56"/>
      <text:p text:style-name="P1"><text:span text:style-name="T16">3</text:span>. <text:s/><text:span text:style-name="T8">How to (mathematically) bounce a ball off of a hard flat surface such as a wall.</text:span></text:p>
      <text:p text:style-name="P1"/>
      <text:p text:style-name="P29"><text:span text:style-name="T16">4</text:span>. <text:s/>How to convert traditional angles into computer graphic angles.</text:p>
      <text:p text:style-name="P1"/>
      <text:p text:style-name="P6"/>
      <text:p text:style-name="P2">Basic requirements</text:p>
      <text:p text:style-name="P6"/>
      <text:p text:style-name="P8">Make a user interface similar to t<text:span text:style-name="T16">he diagram in this document. <text:s/></text:span>This interface will have a small header panel at the top, a large graphic panel in the middle, and a medium size control panel at the bottom. <text:s/>When the interface first appears there are no objects in view. <text:s/>The plane background of the graphical area is the only thing visible.</text:p>
      <text:p text:style-name="P7"/>
      <text:p text:style-name="P7"/>
      <text:p text:style-name="P3">A picture is better than words</text:p>
      <text:p text:style-name="P7"/>
      <text:p text:style-name="P7">The next page has an artist's conception of the appear<text:span text:style-name="T4">ance</text:span> of the f<text:span text:style-name="T8">orm</text:span>.</text:p>
      <text:p text:style-name="P21"/>
      <text:p text:style-name="P36">Sample User Interface</text:p>
      <text:p text:style-name="P30"><draw:rect text:anchor-type="paragraph" draw:z-index="0" draw:style-name="gr1" draw:text-style-name="P61" svg:width="17.728cm" svg:height="16.828cm" svg:x="0.355cm" svg:y="0.296cm"><text:p/></draw:rect><draw:rect text:anchor-type="paragraph" draw:z-index="1" draw:style-name="gr2" draw:text-style-name="P63" svg:width="17.728cm" svg:height="1.35cm" svg:x="0.355cm" svg:y="0.296cm"><text:p text:style-name="P62">Ricochet Ball by Marianne Gonzalez</text:p></draw:rect><draw:rect text:anchor-type="paragraph" draw:z-index="2" draw:style-name="gr3" draw:text-style-name="P64" svg:width="1.514cm" svg:height="0.874cm" svg:x="1.489cm" svg:y="13.208cm"><text:p text:style-name="P62"><text:span text:style-name="T23">Speed (Hz)</text:span></text:p></draw:rect><draw:rect text:anchor-type="paragraph" draw:z-index="3" draw:style-name="gr3" draw:text-style-name="P64" svg:width="2.797cm" svg:height="1.138cm" svg:x="10.435cm" svg:y="13.155cm"><text:p text:style-name="P62"><text:span text:style-name="T23">Direction</text:span></text:p></draw:rect><draw:rect text:anchor-type="paragraph" draw:z-index="4" draw:style-name="gr3" draw:text-style-name="P64" svg:width="4.756cm" svg:height="0.583cm" svg:x="10.435cm" svg:y="14.875cm"><text:p text:style-name="P62"><text:span text:style-name="T23">C</text:span><text:span text:style-name="T23">o</text:span><text:span text:style-name="T23">o</text:span><text:span text:style-name="T23">r</text:span><text:span text:style-name="T23">d</text:span><text:span text:style-name="T23">i</text:span><text:span text:style-name="T23">n</text:span><text:span text:style-name="T23">a</text:span><text:span text:style-name="T23">t</text:span><text:span text:style-name="T23">e</text:span><text:span text:style-name="T23">s</text:span><text:span text:style-name="T23"> </text:span><text:span text:style-name="T23">o</text:span><text:span text:style-name="T23">f</text:span><text:span text:style-name="T23"> </text:span><text:span text:style-name="T23">C</text:span><text:span text:style-name="T23">e</text:span><text:span text:style-name="T23">n</text:span><text:span text:style-name="T23">t</text:span><text:span text:style-name="T23">e</text:span><text:span text:style-name="T23">r</text:span><text:span text:style-name="T23"> </text:span><text:span text:style-name="T23">o</text:span><text:span text:style-name="T23">f</text:span><text:span text:style-name="T23"> </text:span><text:span text:style-name="T23">B</text:span><text:span text:style-name="T23">a</text:span><text:span text:style-name="T23">l</text:span><text:span text:style-name="T23">l</text:span></text:p></draw:rect><draw:rect text:anchor-type="paragraph" draw:z-index="5" draw:style-name="gr3" draw:text-style-name="P64" svg:width="0.724cm" svg:height="0.907cm" svg:x="10.737cm" svg:y="15.635cm"><text:p text:style-name="P62"><text:span text:style-name="T23">X =</text:span></text:p></draw:rect><draw:rect text:anchor-type="paragraph" draw:z-index="6" draw:style-name="gr3" draw:text-style-name="P64" svg:width="0.516cm" svg:height="0.907cm" svg:x="13.323cm" svg:y="15.656cm"><text:p text:style-name="P62"><text:span text:style-name="T23">Y</text:span><text:span text:style-name="T23"> </text:span><text:span text:style-name="T23">=</text:span></text:p></draw:rect><draw:rect text:anchor-type="paragraph" draw:z-index="12" draw:style-name="gr7" draw:text-style-name="P67" svg:width="17.728cm" svg:height="11.14cm" svg:x="0.355cm" svg:y="1.646cm"><text:p/></draw:rect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ellipse text:anchor-type="paragraph" draw:z-index="21" draw:style-name="gr9" draw:text-style-name="P68" svg:width="0.424cm" svg:height="0.503cm" svg:x="9.22cm" svg:y="0.051cm"><text:p/></draw:ellips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rect text:anchor-type="paragraph" draw:z-index="7" draw:style-name="gr4" draw:text-style-name="P65" svg:width="17.728cm" svg:height="4.313cm" svg:x="0.355cm" svg:y="0.153cm"><text:p/></draw:rect></text:p>
      <text:p text:style-name="P30"><draw:rect text:anchor-type="paragraph" draw:z-index="8" draw:style-name="gr5" draw:text-style-name="P66" svg:width="1.68cm" svg:height="0.9cm" svg:x="2.066cm" svg:y="0.037cm"><text:p text:style-name="P62"><text:span text:style-name="T23">N</text:span><text:span text:style-name="T23">e</text:span><text:span text:style-name="T23">w</text:span></text:p></draw:rect><draw:rect text:anchor-type="paragraph" draw:z-index="13" draw:style-name="gr5" draw:text-style-name="P66" svg:width="1.68cm" svg:height="0.9cm" svg:x="7.782cm" svg:y="0.076cm"><text:p text:style-name="P62"><text:span text:style-name="T23">Star</text:span><text:span text:style-name="T23">t</text:span></text:p></draw:rect><draw:rect text:anchor-type="paragraph" draw:z-index="14" draw:style-name="gr5" draw:text-style-name="P66" svg:width="1.68cm" svg:height="0.9cm" svg:x="12.121cm" svg:y="0.011cm"><text:p text:style-name="P62"><text:span text:style-name="T23">Quit</text:span></text:p></draw:rect><draw:rect text:anchor-type="paragraph" draw:z-index="20" draw:style-name="gr8" draw:text-style-name="P64" svg:width="2.105cm" svg:height="0.659cm" svg:x="15.647cm" svg:y="0.039cm"><text:p text:style-name="P62"><text:span text:style-name="T23">Coordinates</text:span></text:p></draw:rect></text:p>
      <text:p text:style-name="P30"><draw:rect text:anchor-type="paragraph" draw:z-index="9" draw:style-name="gr6" draw:text-style-name="P66" svg:width="1.004cm" svg:height="0.907cm" svg:x="16.233cm" svg:y="0.459cm"><text:p text:style-name="P62"><text:span text:style-name="T23">950</text:span></text:p></draw:rect></text:p>
      <text:p text:style-name="P30"><draw:rect text:anchor-type="paragraph" draw:z-index="18" draw:style-name="gr8" draw:text-style-name="P64" svg:width="1.285cm" svg:height="0.66cm" svg:x="14.723cm" svg:y="0.097cm"><text:p text:style-name="P62"><text:span text:style-name="T23">X</text:span><text:span text:style-name="T23"> </text:span><text:span text:style-name="T23"><text:s/></text:span><text:span text:style-name="T23"><text:s/></text:span><text:span text:style-name="T23">=</text:span></text:p></draw:rect></text:p>
      <text:p text:style-name="P30"><draw:rect text:anchor-type="paragraph" draw:z-index="15" draw:style-name="gr8" draw:text-style-name="P64" svg:width="3.64cm" svg:height="0.659cm" svg:x="6.796cm" svg:y="0.325cm"><text:p text:style-name="P62"><text:span text:style-name="T23">Speed </text:span><text:span text:style-name="T23">(pixel/se</text:span><text:span text:style-name="T23">cond)</text:span></text:p></draw:rect><draw:rect text:anchor-type="paragraph" draw:z-index="16" draw:style-name="gr8" draw:text-style-name="P64" svg:width="2.689cm" svg:height="0.659cm" svg:x="11.255cm" svg:y="0.194cm"><text:p text:style-name="P62"><text:span text:style-name="T23">Direction (degrees)</text:span></text:p></draw:rect></text:p>
      <text:p text:style-name="P30"><draw:rect text:anchor-type="paragraph" draw:z-index="10" draw:style-name="gr6" draw:text-style-name="P66" svg:width="1.001cm" svg:height="0.907cm" svg:x="16.26cm" svg:y="0.268cm"><text:p text:style-name="P62"><text:span text:style-name="T23">205</text:span></text:p></draw:rect><draw:rect text:anchor-type="paragraph" draw:z-index="19" draw:style-name="gr8" draw:text-style-name="P64" svg:width="1.285cm" svg:height="0.66cm" svg:x="14.751cm" svg:y="0.365cm"><text:p text:style-name="P62"><text:span text:style-name="T23">Y</text:span><text:span text:style-name="T23"> </text:span><text:span text:style-name="T23"><text:s/></text:span><text:span text:style-name="T23"><text:s/></text:span><text:span text:style-name="T23">=</text:span></text:p></draw:rect></text:p>
      <text:p text:style-name="P30"><draw:rect text:anchor-type="paragraph" draw:z-index="11" draw:style-name="gr5" draw:text-style-name="P66" svg:width="1.812cm" svg:height="0.978cm" svg:x="7.791cm" svg:y="0.141cm"><text:p text:style-name="P62"><text:span text:style-name="T23">78.5</text:span></text:p></draw:rect><draw:rect text:anchor-type="paragraph" draw:z-index="17" draw:style-name="gr5" draw:text-style-name="P66" svg:width="1.812cm" svg:height="0.978cm" svg:x="11.867cm" svg:y="0.078cm"><text:p text:style-name="P62"><text:span text:style-name="T23">35</text:span></text:p></draw:rect></text:p>
      <text:p text:style-name="P30"/>
      <text:p text:style-name="P30"/>
      <text:p text:style-name="P30"/>
      <text:p text:style-name="P30"/>
      <text:p text:style-name="P30"/>
      <text:p text:style-name="P22"/>
      <text:p text:style-name="P22"/>
      <text:p text:style-name="P22"/>
      <text:p text:style-name="P22"/>
      <text:p text:style-name="P22"/>
      <text:p text:style-name="P31">This image was made by Libre Office word processor from www.libreoffice.org and saved in open source format “.odt”. <text:s/>Sometimes when odt files are opened in closed source word processors the images do not displa<text:span text:style-name="T3">y correctly.</text:span></text:p>
      <text:p text:style-name="P37">Description of the components of the user interface</text:p>
      <text:p text:style-name="P6"/>
      <text:p text:style-name="P23"><text:span text:style-name="T9">1. <text:s/></text:span>At the top there is a thin rectangle that holds the title and your name. <text:s/><text:span text:style-name="T17">You choose a height for this rectangle.</text:span></text:p>
      <text:p text:style-name="P9"/>
      <text:p text:style-name="P23"><text:span text:style-name="T9">2. <text:s/></text:span>In the middle is a large rectangle which represents the top of the billiard table. <text:s/><text:span text:style-name="T17">You choose its height. <text:s/>Don’t make it small. <text:s/>A height of 800 or more is ok.</text:span></text:p>
      <text:p text:style-name="P10"/>
      <text:p text:style-name="P23"><text:span text:style-name="T9">3. <text:s/></text:span>The bottom of the frame is a rectangular area where the controls are placed. <text:s/><text:span text:style-name="T17">You pick a good height for the control panel.</text:span></text:p>
      <text:p text:style-name="P23"/>
      <text:p text:style-name="P9"><text:span text:style-name="T9">4. <text:s/></text:span>When a user clicks on “New” all the input fields are set to blanks and a small <text:span text:style-name="T17">red </text:span>ball <text:span text:style-name="T9">with a radius equal to 5 pixels</text:span> appears in the center of the <text:span text:style-name="T9">green </text:span>graphical area.</text:p>
      <text:p text:style-name="P11"/>
      <text:p text:style-name="P41"><text:span text:style-name="T17">5. <text:s/>In the speed box the user enters the motion speed of the ball. <text:s/>This number is often called the “linear speed” of the animated object. <text:s/>Motion speed is measured in pixels/second.</text:span></text:p>
      <text:p text:style-name="P41"/>
      <text:p text:style-name="P13"><text:span text:style-name="T17">6. <text:s/></text:span>The direction input box is expecting to receive a number of degrees. <text:s/><text:span text:style-name="T9">The ball will initially travel in the direction of the inputted number. <text:s/>The inputted number should be stored in a variable of type double.</text:span></text:p>
      <text:p text:style-name="P12"/>
      <text:p text:style-name="P12"><text:span text:style-name="T18">Material for lecture:</text:span> <text:s/>The user of your software expects the coordinate system to be the standard one used in mathematics. <text:s/>That is, zero degrees is the positive x axis, and as degrees increase they rotate in a counter-clockwise direction. <text:s/>However, the com<text:span text:style-name="T5">puter</text:span> coordinate system is upside down. <text:s/>You have to adjust for this upside down feature. <text:s/>For example, if the user inputs 30 degrees as the direction for the ball to travel then the ball moves in an upward direction toward the right. <text:s/>The computer science coordinate system would say to move the ball downward, and that is not acceptable.</text:p>
      <text:p text:style-name="P6"/>
      <text:p text:style-name="P42"><text:span text:style-name="T18">7. <text:s/></text:span>When the user clicks on the start button then the t<text:span text:style-name="T18">wo</text:span> input numbers are read: <text:s/>speed and direction. <text:s/>Using those <text:span text:style-name="T18">two </text:span>numbers the ball starts moving in the given direction.</text:p>
      <text:p text:style-name="P42"/>
      <text:p text:style-name="P42"><text:span text:style-name="T18">Material for lecture: </text:span><text:s/><text:span text:style-name="T10">How to set the animation clock speed.</text:span></text:p>
      <text:p text:style-name="P12"/>
      <text:p text:style-name="P14"><text:span text:style-name="T18">8. <text:s/></text:span>When the ball reaches one of the four walls it bounces off the wall and continues. <text:s text:c="2"/>We say that the ball ricochets off of the wall. <text:s/>Then the ball continues in straight line in a new direction until it ricochets off of another wall. <text:s/>This ricochet action continues until the user clicks on “Quit” or clicks on “New”.</text:p>
      <text:p text:style-name="P14"/>
      <text:p text:style-name="P14"><text:span text:style-name="T18">9. <text:s/></text:span>If the user clicks on Quit then the frame closes. <text:s/>If the user clicks on New then ball stops and all the input fields become blank.</text:p>
      <text:p text:style-name="P14"/>
      <text:p text:style-name="P14"><text:span text:style-name="T10">11. <text:s/></text:span>While the ball is moving the coordinates of the ball are displayed in the X and Y output fields. <text:s/>Remember to output the coordinates of the center of the ball – not the coordinates of the upper left corner of the ball.</text:p>
      <text:p text:style-name="P6"/>
      <text:p text:style-name="P6"/>
      <text:p text:style-name="P4">Math for computer graphics</text:p>
      <text:p text:style-name="P14"/>
      <text:p text:style-name="P46"><text:soft-page-break/>When <text:span text:style-name="T19">a</text:span> user inputs a direction such 58.5 degrees the program has to make several calculations like these.</text:p>
      <text:p text:style-name="P46"/>
      <text:p text:style-name="P46">A. <text:s/>Convert the input degrees to radians. <text:s/>We’ll call the radian number Θ.</text:p>
      <text:p text:style-name="P16"/>
      <text:p text:style-name="P48">B. <text:s/>Let <text:s/>S be the linear speed of the ball in pix/sec. <text:s/>This is an input from the user.</text:p>
      <text:p text:style-name="P48">Let <text:s/>M be the rate of the motion clock in tic/sec. <text:s/>This is set by the programmer.</text:p>
      <text:p text:style-name="P48"/>
      <text:p text:style-name="P48">C. <text:s/>Compute C = S/M, which is called speed of ball measured in pix/tic.</text:p>
      <text:p text:style-name="P16"/>
      <text:p text:style-name="P47"><text:span text:style-name="T20">D.</text:span> <text:s/>Compute delta x and delta y <text:span text:style-name="T20">using right angle trigonometry:</text:span></text:p>
      <text:p text:style-name="P47"/>
      <text:p text:style-name="P44"><text:tab/>deltax = <text:span text:style-name="T20">C</text:span>*cos(<text:span text:style-name="T18">Θ</text:span>)</text:p>
      <text:p text:style-name="P16"/>
      <text:p text:style-name="P44"><text:tab/>deltay = <text:span text:style-name="T20">C</text:span>*sin(<text:span text:style-name="T18">Θ</text:span>)</text:p>
      <text:p text:style-name="P25"/>
      <text:p text:style-name="P48">Each time the motion clock tics the amount deltax is added to the x coordinate of the ball, and deltay is added to the y coordinate of the ball.</text:p>
      <text:p text:style-name="P45"/>
      <text:p text:style-name="P24">In the two equations above “direction” is the angle in radians in which the ball is moving relative to an invisible x-axis.</text:p>
      <text:p text:style-name="P16"/>
      <text:p text:style-name="P16"/>
      <text:p text:style-name="P16"/>
      <text:p text:style-name="P16"/>
      <text:p text:style-name="P16"/>
      <text:p text:style-name="P16"><draw:g text:anchor-type="paragraph" draw:z-index="23" draw:style-name="gr11"><draw:line draw:style-name="gr12" draw:text-style-name="P62" svg:x1="8.253cm" svg:y1="0.459cm" svg:x2="11.137cm" svg:y2="0.459cm"><text:p/></draw:line><draw:line draw:style-name="gr12" draw:text-style-name="P62" svg:x1="8.253cm" svg:y1="0.459cm" svg:x2="10.052cm" svg:y2="-1.764cm"><text:p/></draw:line><draw:ellipse draw:style-name="gr13" draw:text-style-name="P70" svg:width="0.426cm" svg:height="0.505cm" svg:x="9.92cm" svg:y="-2.134cm"><text:p/></draw:ellipse><draw:frame draw:style-name="gr14" draw:text-style-name="P71" svg:width="1.031cm" svg:height="0.518cm" svg:x="8.65cm" svg:y="-0.176cm"><draw:text-box><text:p text:style-name="P62"><text:span text:style-name="T24">Θ</text:span></text:p></draw:text-box></draw:frame><draw:line draw:name="Forma1" draw:style-name="gr12" draw:text-style-name="P62" svg:x1="9.733cm" svg:y1="-1.3cm" svg:x2="9.812cm" svg:y2="0.459cm"><text:p/></draw:line><draw:custom-shape draw:name="Forma2" draw:style-name="gr15" draw:text-style-name="P73" svg:width="0.847cm" svg:height="0.821cm" svg:x="9.812cm" svg:y="-0.929cm"><text:p text:style-name="P72"><text:span text:style-name="T24">Δy</text:span></text:p><draw:enhanced-geometry svg:viewBox="0 0 21600 21600" draw:type="rectangle" draw:enhanced-path="M 0 0 L 21600 0 21600 21600 0 21600 0 0 Z N"/></draw:custom-shape><draw:custom-shape draw:name="Forma2" draw:style-name="gr15" draw:text-style-name="P73" svg:width="0.847cm" svg:height="0.821cm" svg:x="8.648cm" svg:y="0.611cm"><text:p text:style-name="P72"><text:span text:style-name="T24">Δx</text:span></text:p><draw:enhanced-geometry svg:viewBox="0 0 21600 21600" draw:type="rectangle" draw:enhanced-path="M 0 0 L 21600 0 21600 21600 0 21600 0 0 Z N"/></draw:custom-shape></draw:g><draw:frame text:anchor-type="paragraph" draw:z-index="22" draw:style-name="gr10" draw:text-style-name="P69" svg:width="1.615cm" svg:height="0.53cm" svg:x="11.375cm" svg:y="0.141cm"><draw:text-box><text:p>x-axis</text:p></draw:text-box></draw:frame></text:p>
      <text:p text:style-name="P16"/>
      <text:p text:style-name="P16"/>
      <text:p text:style-name="P16"/>
      <text:p text:style-name="P15"/>
      <text:p text:style-name="P15"/>
      <text:p text:style-name="P49">Lecture material: what should the programmer do when the ball collides with the wall?</text:p>
      <text:p text:style-name="P50"/>
      <text:p text:style-name="P20">All your math calculations should be performed <text:span text:style-name="T7">using variables of type double.</text:span> <text:s/><text:span text:style-name="T10">All your math will be done using variables of type double. <text:s/>These are all doubles: direction angle, linear speed, refresh clock rate, animation clock rate, deltax, deltay, x-coordinate of the center of the ball, y-coordinate of the center of the ball, etc.</text:span></text:p>
      <text:p text:style-name="P19"/>
      <text:p text:style-name="P17"/>
      <text:p text:style-name="P57"/>
      <text:p text:style-name="P60">What to do when your program works correctly</text:p>
      <text:p text:style-name="P17"/>
      <text:p text:style-name="P49">You are invited to send the source files to me at <text:s/>holliday@fullerton.edu.</text:p>
      <text:p text:style-name="P49">As usual I will test your program and give you feed back about the quality of your program.</text:p>
      <text:p text:style-name="P17"/>
      <text:p text:style-name="P52">It is important that you test the delivery system. <text:s/>Did you know that the spam filter of CSUF will delete some incoming mail attachments that are zipped – not always but some of the time? <text:s/>Do you know that some code that runs in a Linux distro 18.4 will fail in 19.4?</text:p>
      <text:p text:style-name="P52"/>
      <text:p text:style-name="P52">Some students ask me can I program on a non-Linux machine. <text:s/>Yes, you can. <text:s/>The fact is that when I receive your 3 files I am not suppose on which platform you developed the program. <text:s/>The target platform is Xubuntu 19.04. <text:s/>If it run there right out of the box then you’re good.</text:p>
      <text:p text:style-name="P52"/>
      <text:p text:style-name="P52">I cannot support a dozen different platforms. <text:s/>It is your job to target my testing platform. <text:s/>Beside, you need all the all the advantages you can get when you enter the job market.</text:p>
      <text:p text:style-name="P17"/>
      <text:p text:style-name="P53">On Halloween at midnight I will be installing Xubuntu 19.10, which becomes the new test platform. <text:s/>Al<text:span text:style-name="T22">l</text:span> students in computer science know that Xubuntu is the immediate parent of Tuffix.</text:p>
      <text:p text:style-name="P53"/>
      <text:p text:style-name="P54">We’re leaving Disco Dingo and moving on to Eoan Emine. <text:s/>I think that’s Linux vocabulary.</text:p>
      <text:p text:style-name="P53"/>
      <text:p text:style-name="P53"/>
      <text:p text:style-name="P53"/>
      <text:p text:style-name="P53"/>
      <text:p text:style-name="P17"/>
      <text:p text:style-name="P18"><text:span text:style-name="T1">Due date</text:span>: <text:s/><text:span text:style-name="T13">October 31</text:span>, 201<text:span text:style-name="T21">9<text:tab/>Oh, that is Halloween!</text:span></text:p>
      <text:p text:style-name="P18"/>
      <text:p text:style-name="P34"><text:span text:style-name="T12"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Arial" svg:font-family="Arial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ral Lafayette</meta:initial-creator>
    <meta:creation-date>2011-10-19T22:51:13</meta:creation-date>
    <dc:date>2019-10-15T18:26:56.624640515</dc:date>
    <meta:editing-duration>PT6H3M17S</meta:editing-duration>
    <meta:editing-cycles>44</meta:editing-cycles>
    <meta:generator>LibreOffice/6.2.7.1$Linux_X86_64 LibreOffice_project/20$Build-1</meta:generator>
    <meta:print-date>2016-02-29T09:07:58.250524057</meta:print-date>
    <meta:printed-by>General Anthony Wayne</meta:printed-by>
    <meta:document-statistic meta:table-count="0" meta:image-count="0" meta:object-count="0" meta:page-count="5" meta:paragraph-count="55" meta:word-count="1237" meta:character-count="6955" meta:non-whitespace-character-count="5695"/>
  </office:meta>
</office:document-meta>
</file>